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60000001EC24C36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system" style:font-pitch="variable"/>
    <style:font-face style:name="Comic Sans MS" svg:font-family="'Comic Sans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ato2" svg:font-family="Lato" style:font-adornments="Gras" style:font-pitch="variable"/>
    <style:font-face style:name="Lato3" svg:font-family="Lato" style:font-adornments="Normal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Heading">
      <style:text-properties style:font-name="Lato1"/>
    </style:style>
    <style:style style:name="P3" style:family="paragraph" style:parent-style-name="Standard">
      <style:paragraph-properties fo:margin-top="0in" fo:margin-bottom="0.111in" style:contextual-spacing="false" fo:text-align="center" style:justify-single-word="false" fo:padding-left="0.0555in" fo:padding-right="0.0555in" fo:padding-top="0.0138in" fo:padding-bottom="0.0138in" fo:border="0.51pt solid #000000" style:shadow="none"/>
      <style:text-properties style:font-name="Lato1" fo:language="fr" fo:country="FR" fo:font-weight="bold" officeooo:paragraph-rsid="00273cbe" style:font-weight-asian="bold" style:font-name-complex="Arial" style:font-weight-complex="bold"/>
    </style:style>
    <style:style style:name="P4" style:family="paragraph" style:parent-style-name="Standard">
      <style:text-properties style:font-name="Lato1" fo:language="fr" fo:country="FR"/>
    </style:style>
    <style:style style:name="P5" style:family="paragraph" style:parent-style-name="Standard">
      <style:paragraph-properties fo:padding-left="0.0555in" fo:padding-right="0.0555in" fo:padding-top="0.0138in" fo:padding-bottom="0.0138in" fo:border="0.51pt solid #000000" style:shadow="none"/>
      <style:text-properties style:font-name="Lato1" fo:font-size="12pt" fo:language="fr" fo:country="FR" style:font-size-asian="12pt" style:font-name-complex="Arial"/>
    </style:style>
    <style:style style:name="P6" style:family="paragraph" style:parent-style-name="Standard">
      <style:paragraph-properties fo:padding-left="0.0555in" fo:padding-right="0.0555in" fo:padding-top="0.0138in" fo:padding-bottom="0.0138in" fo:border="0.51pt solid #000000" style:shadow="none"/>
      <style:text-properties style:font-name="Lato1" fo:font-size="12pt" fo:language="fr" fo:country="FR" fo:font-style="italic" fo:font-weight="bold" style:font-size-asian="12pt" style:font-style-asian="italic" style:font-weight-asian="bold" style:font-name-complex="Arial" style:font-style-complex="italic" style:font-weight-complex="bold"/>
    </style:style>
    <style:style style:name="P7" style:family="paragraph" style:parent-style-name="Heading_20_2">
      <style:text-properties style:font-name="Lato1"/>
    </style:style>
    <style:style style:name="P8" style:family="paragraph" style:parent-style-name="Standard">
      <style:paragraph-properties fo:padding-left="0.0555in" fo:padding-right="0.0555in" fo:padding-top="0.0138in" fo:padding-bottom="0.0138in" fo:border="0.51pt solid #000000" style:shadow="none"/>
      <style:text-properties style:font-name="Lato1" fo:font-size="12pt" fo:language="fr" fo:country="FR" officeooo:paragraph-rsid="0031da96" style:font-size-asian="12pt" style:font-name-complex="Arial"/>
    </style:style>
    <style:style style:name="T1" style:family="text">
      <style:text-properties officeooo:rsid="00273cbe"/>
    </style:style>
    <style:style style:name="T2" style:family="text">
      <style:text-properties officeooo:rsid="0031704e"/>
    </style:style>
    <style:style style:name="T3" style:family="text">
      <style:text-properties officeooo:rsid="001fc4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paragraph" svg:x="-0.4898in" svg:y="-0.4953in" svg:width="0.8957in" svg:height="0.3126in" draw:z-index="0"><draw:image xlink:href="Pictures/10000000000000560000001EC24C361C.png" xlink:type="simple" xlink:show="embed" xlink:actuate="onLoad" draw:mime-type="image/png"/></draw:frame>Construire une charte du travail en groupe</text:p>
      <text:h text:style-name="P7" text:outline-level="2">FICHE N°<text:span text:style-name="T1">2 – </text:span><text:span text:style-name="T2">l’animateur / trice dépose sur Moodle son document</text:span></text:h>
      <text:p text:style-name="P3">Fiche de propositions classement collectif</text:p>
      <text:p text:style-name="P5">Date :</text:p>
      <text:p text:style-name="P5">Groupe :</text:p>
      <text:p text:style-name="P5">Animateur /trice :</text:p>
      <text:p text:style-name="P6">Les huit propositions les plus favorables </text:p>
      <text:p text:style-name="P5">1. 28. Chacun peut exprimer en confiance ses sentiments</text:p>
      <text:p text:style-name="P5">2. 10. Si l’on veut que la discussion existe, il est nécessaire de savoir écouter autant que parler</text:p>
      <text:p text:style-name="P5">3. 18. Il n’y a pas de différence trop marquée entre les niveaux d’information des uns et des autres</text:p>
      <text:p text:style-name="P5">4. 8. Une saine compétition entre les membres est encouragée</text:p>
      <text:p text:style-name="P5">5. 16. Les objectifs du groupe sont bien définis au départ</text:p>
      <text:p text:style-name="P5">6. 40. Chacun doit laisser son égo de côté afin de faire avancer le collectif</text:p>
      <text:p text:style-name="P5">7. 6. Le leadership est lié uniquement à la compétence</text:p>
      <text:p text:style-name="P5">8. 14. Les désaccords et conflits se règlent par une procédure de vote</text:p>
      <text:p text:style-name="P6">Les six propositions les moins favorables</text:p>
      <text:p text:style-name="P8">1. <text:span text:style-name="T3">24. L’agressivité peut s’exprimer ouvertement</text:span></text:p>
      <text:p text:style-name="P5">2. 40. Chacun doit laisser son égo de côté afin de faire avancer le collectif</text:p>
      <text:p text:style-name="P5">3. 37. Le temps de parole de chacun doit être court</text:p>
      <text:p text:style-name="P5">4. 37. Le temps de parole de chacun doit être court</text:p>
      <text:p text:style-name="P5">5. 13. Il est bon que le chef de projet change régulièrement dans une équipe de travail</text:p>
      <text:p text:style-name="P5">6. 28. Chacun peut exprimer en confiance ses sentiments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system" style:font-pitch="variable"/>
    <style:font-face style:name="Comic Sans MS" svg:font-family="'Comic Sans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ato2" svg:font-family="Lato" style:font-adornments="Gras" style:font-pitch="variable"/>
    <style:font-face style:name="Lato3" svg:font-family="Lato" style:font-adornments="Normal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justify" style:justify-single-word="false" fo:orphans="2" fo:widows="2" fo:hyphenation-ladder-count="no-limit" fo:text-indent="0.5902in" style:auto-text-indent="false" style:writing-mode="lr-tb"/>
      <style:text-properties style:use-window-font-color="true" loext:opacity="0%" style:font-name="Lato3" fo:font-family="Lato" style:font-style-name="Normal" style:font-pitch="variable" fo:font-size="12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in" fo:margin-bottom="0.0827in" style:contextual-spacing="false" fo:text-align="center" style:justify-single-word="false" fo:text-indent="0in" style:auto-text-indent="false" fo:keep-with-next="always"/>
      <style:text-properties fo:color="#000084" loext:opacity="100%" style:font-name="Lato" fo:font-family="Lato" fo:font-size="22pt" fo:font-weight="bold" style:font-name-asian="Noto Sans CJK SC" style:font-family-asian="'Noto Sans CJK SC'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" fo:font-family="Lato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in" fo:margin-bottom="0.0591in" style:contextual-spacing="false" fo:line-height="100%" fo:text-indent="0in" style:auto-text-indent="false"/>
      <style:text-properties fo:color="#44546a" loext:opacity="100%" fo:font-size="11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="Lato" fo:font-family="Lato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016in" fo:margin-bottom="0.0398in" style:contextual-spacing="false" fo:keep-together="always" fo:text-indent="0in" style:auto-text-indent="false" fo:padding="0.0193in" fo:border-left="none" fo:border-right="none" fo:border-top="none" fo:border-bottom="1.5pt solid #000084" fo:keep-with-next="always"/>
      <style:text-properties fo:color="#000084" loext:opacity="100%" style:font-name="Lato2" fo:font-family="Lato" style:font-style-name="Gras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2362in" fo:margin-bottom="0.0398in" style:contextual-spacing="false" fo:keep-together="always" fo:text-indent="0.3154in" style:auto-text-indent="false" fo:keep-with-next="always"/>
      <style:text-properties fo:color="#0000b0" loext:opacity="100%" style:font-name="Lato3" fo:font-family="Lato" style:font-style-name="Normal" style:font-pitch="variable" fo:font-size="16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master-page-name="">
      <style:paragraph-properties fo:margin-left="0.7362in" fo:margin-top="0in" fo:margin-bottom="0.111in" style:contextual-spacing="true" fo:text-indent="0in" style:auto-text-indent="false" style:page-number="auto"/>
    </style:style>
    <style:style style:name="Footnote" style:family="paragraph" style:parent-style-name="Standard" loext:linked-style-name="Note_20_de_20_bas_20_de_20_page_20_C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FR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 fo:text-align="center" style:justify-single-word="false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Note_20_de_20_bas_20_de_20_page_20_Car" style:display-name="Note de bas de page C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Comic Sans MS" style:font-family-complex="'Comic Sans MS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Liberation Serif" fo:font-family="'Liberation Serif'" fo:font-size="12pt" fo:language="en" fo:country="US" style:font-name-asian="DejaVu Sans" style:font-family-asian="'DejaVu Sans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b0" loext:opacity="100%"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mic Sans MS'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2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4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4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4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4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8.2681in" fo:page-height="11.6929in" style:num-format="1" style:print-orientation="portrait" fo:margin-top="0.472in" fo:margin-bottom="0.3937in" fo:margin-left="0.472in" fo:margin-right="0.47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783in" fo:margin-left="0in" fo:margin-right="0in" fo:margin-top="0.03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/<text:page-count>1</text:page-count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6:35:00</meta:creation-date>
    <meta:initial-creator>pascal</meta:initial-creator>
    <dc:language>fr-FR</dc:language>
    <dc:date>2025-01-31T14:14:39.778784419</dc:date>
    <meta:editing-cycles>27</meta:editing-cycles>
    <meta:editing-duration>PT6H23M18S</meta:editing-duration>
    <meta:generator>LibreOffice/24.2.7.2$Linux_X86_64 LibreOffice_project/420$Build-2</meta:generator>
    <meta:document-statistic meta:table-count="0" meta:image-count="1" meta:object-count="0" meta:page-count="1" meta:paragraph-count="23" meta:word-count="216" meta:character-count="1206" meta:non-whitespace-character-count="1011"/>
    <meta:user-defined meta:name="AppVersion">15.0000</meta:user-defined>
    <meta:user-defined meta:name="Company">IUT de Bordeaux</meta:user-defined>
    <meta:template xlink:type="simple" xlink:actuate="onRequest" xlink:title="Normal" xlink:href=""/>
  </office:meta>
</office:document-meta>
</file>